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AR PL UKai CN" fo:font-size="13pt" fo:font-weight="bold" style:font-name-asian="AR PL UKai CN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AR PL UKai CN" fo:font-weight="bold" style:font-name-asian="AR PL UKai CN" style:font-weight-asian="bold" style:font-weight-complex="bold"/>
    </style:style>
    <style:style style:name="P3" style:family="paragraph" style:parent-style-name="Preformatted_20_Text">
      <style:text-properties style:font-name="AR PL UKai CN" style:font-name-asian="AR PL UKai CN"/>
    </style:style>
    <style:style style:name="P4" style:family="paragraph" style:parent-style-name="Preformatted_20_Text">
      <style:text-properties style:font-name="AR PL UKai CN" officeooo:paragraph-rsid="0006a05c" style:font-name-asian="AR PL UKai CN"/>
    </style:style>
    <style:style style:name="P5" style:family="paragraph" style:parent-style-name="Preformatted_20_Text">
      <style:text-properties style:font-name="AR PL UKai CN" officeooo:paragraph-rsid="00075590" style:font-name-asian="AR PL UKai CN"/>
    </style:style>
    <style:style style:name="P6" style:family="paragraph" style:parent-style-name="Preformatted_20_Text">
      <style:text-properties style:font-name="AR PL UKai CN" fo:font-size="10pt" fo:font-weight="normal" style:font-name-asian="AR PL UKai CN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AR PL UKai CN" fo:font-size="10pt" fo:font-weight="normal" officeooo:paragraph-rsid="0006a05c" style:font-name-asian="AR PL UKai CN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手臂关节角度控制：</text:p>
      <text:p text:style-name="P2">基本原理：通过滑块移动实现手臂的转动控制</text:p>
      <text:p text:style-name="P3">信号<text:tab/><text:tab/><text:tab/><text:tab/><text:tab/><text:tab/>槽</text:p>
      <text:p text:style-name="P3">滑块移动<text:tab/><text:tab/><text:tab/><text:tab/><text:tab/>文本框显示数据，并且执行手臂转动</text:p>
      <text:p text:style-name="P4">按下执行按钮<text:tab/><text:tab/><text:tab/><text:tab/><text:tab/><text:span text:style-name="T1">滑块位置随着文本框输入值而改变</text:span></text:p>
      <text:p text:style-name="P3">按下复位按钮<text:tab/><text:tab/><text:tab/><text:tab/><text:tab/>滑块的值回到初始值，即手臂回到初始位置</text:p>
      <text:p text:style-name="P3"/>
      <text:p text:style-name="P1">笛卡尔坐标控制：</text:p>
      <text:p text:style-name="P6">信号<text:tab/><text:tab/><text:tab/><text:tab/><text:tab/><text:tab/>槽</text:p>
      <text:p text:style-name="P7">滑块移动<text:tab/><text:tab/><text:tab/><text:tab/><text:tab/>文本框显示数据，并且执行手臂转动</text:p>
      <text:p text:style-name="P7">按下执行按钮<text:tab/><text:tab/><text:tab/><text:tab/><text:tab/>滑块位置随着文本框输入值而改变</text:p>
      <text:p text:style-name="P7">按下复位按钮<text:tab/><text:tab/><text:tab/><text:tab/><text:tab/>滑块的值回到初始值，即手臂回到初始位置</text:p>
      <text:p text:style-name="P3"/>
      <text:p text:style-name="P3">准备抓取按钮<text:tab/><text:tab/><text:tab/><text:tab/><text:tab/>对应手臂具体消息的发布</text:p>
      <text:p text:style-name="P5">手部握紧按钮<text:tab/><text:tab/><text:tab/><text:tab/><text:tab/>对应手臂具体消息的发布</text:p>
      <text:p text:style-name="P5">准备放置按钮<text:tab/><text:tab/><text:tab/><text:tab/><text:tab/>对应手臂具体消息的发布</text:p>
      <text:p text:style-name="P5">手部张开按钮<text:tab/><text:tab/><text:tab/><text:tab/><text:tab/>对应手臂具体消息的发布</text:p>
      <text:p text:style-name="P5"/>
      <text:p text:style-name="P3">中间位置用于显示关节角度，这里好像手臂关节角度控制下，滑块的位置改变才能使得角度有显示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8T11:31:32.949886359</dc:date>
    <meta:generator>LibreOffice/4.2.8.2$Linux_X86_64 LibreOffice_project/420m0$Build-2</meta:generator>
    <meta:editing-duration>PT14H6M47S</meta:editing-duration>
    <meta:editing-cycles>3</meta:editing-cycles>
    <meta:document-statistic meta:table-count="0" meta:image-count="0" meta:object-count="0" meta:page-count="1" meta:paragraph-count="16" meta:word-count="287" meta:character-count="349" meta:non-whitespace-character-count="287"/>
  </office:meta>
</office:document-meta>
</file>